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61cm"/>
    </style:style>
    <style:style style:name="co2" style:family="table-column">
      <style:table-column-properties fo:break-before="auto" style:column-width="1.369cm"/>
    </style:style>
    <style:style style:name="co3" style:family="table-column">
      <style:table-column-properties fo:break-before="auto" style:column-width="1.506cm"/>
    </style:style>
    <style:style style:name="co4" style:family="table-column">
      <style:table-column-properties fo:break-before="auto" style:column-width="3.221cm"/>
    </style:style>
    <style:style style:name="co5" style:family="table-column">
      <style:table-column-properties fo:break-before="auto" style:column-width="2.432cm"/>
    </style:style>
    <style:style style:name="co6" style:family="table-column">
      <style:table-column-properties fo:break-before="auto" style:column-width="3.304cm"/>
    </style:style>
    <style:style style:name="co7" style:family="table-column">
      <style:table-column-properties fo:break-before="auto" style:column-width="3.385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" style:family="table-cell" style:parent-style-name="Default" style:data-style-name="N108"/>
    <style:style style:name="ce3" style:family="table-cell" style:parent-style-name="Default" style:data-style-name="N10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4" style:family="table-cell" style:parent-style-name="Default" style:data-style-name="N11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p_stat" table:style-name="ta1">
        <table:table-column table:style-name="co1" table:default-cell-style-name="Default"/>
        <table:table-column table:style-name="co2" table:number-columns-repeated="6" table:default-cell-style-name="ce2"/>
        <table:table-column table:style-name="co3" table:default-cell-style-name="ce2"/>
        <table:table-column table:style-name="co2" table:default-cell-style-name="ce2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1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mean</text:p>
          </table:table-cell>
          <table:table-cell table:style-name="ce1" office:value-type="string" calcext:value-type="string">
            <text:p>std</text:p>
          </table:table-cell>
          <table:table-cell table:style-name="ce1" office:value-type="string" calcext:value-type="string">
            <text:p>min</text:p>
          </table:table-cell>
          <table:table-cell table:style-name="ce3" office:value-type="percentage" office:value="0.25" calcext:value-type="percentage">
            <text:p>25%</text:p>
          </table:table-cell>
          <table:table-cell table:style-name="ce3" office:value-type="percentage" office:value="0.5" calcext:value-type="percentage">
            <text:p>50%</text:p>
          </table:table-cell>
          <table:table-cell table:style-name="ce3" office:value-type="percentage" office:value="0.75" calcext:value-type="percentage">
            <text:p>75%</text:p>
          </table:table-cell>
          <table:table-cell table:style-name="ce4" office:value-type="percentage" office:value="0.9" calcext:value-type="percentage">
            <text:p>90,00%</text:p>
          </table:table-cell>
          <table:table-cell table:style-name="ce1" office:value-type="string" calcext:value-type="string">
            <text:p>max</text:p>
          </table:table-cell>
          <table:table-cell table:style-name="ce5"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62364501478702" calcext:value-type="float">
            <text:p>0,6624</text:p>
          </table:table-cell>
          <table:table-cell office:value-type="float" office:value="0.133058589880938" calcext:value-type="float">
            <text:p>0,1331</text:p>
          </table:table-cell>
          <table:table-cell office:value-type="float" office:value="0.0992366448044777" calcext:value-type="float">
            <text:p>0,0992</text:p>
          </table:table-cell>
          <table:table-cell office:value-type="float" office:value="0.583969" calcext:value-type="float">
            <text:p>0,5840</text:p>
          </table:table-cell>
          <table:table-cell office:value-type="float" office:value="0.675573" calcext:value-type="float">
            <text:p>0,6756</text:p>
          </table:table-cell>
          <table:table-cell office:value-type="float" office:value="0.759542" calcext:value-type="float">
            <text:p>0,7595</text:p>
          </table:table-cell>
          <table:table-cell office:value-type="float" office:value="0.824427" calcext:value-type="float">
            <text:p>0,8244</text:p>
          </table:table-cell>
          <table:table-cell office:value-type="float" office:value="0.954198479652405" calcext:value-type="float">
            <text:p>0,9542</text:p>
          </table:table-cell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360514507527456" calcext:value-type="float">
            <text:p>0,3605</text:p>
          </table:table-cell>
          <table:table-cell office:value-type="float" office:value="0.168924335868101" calcext:value-type="float">
            <text:p>0,1689</text:p>
          </table:table-cell>
          <table:table-cell office:value-type="float" office:value="0.0229007638990879" calcext:value-type="float">
            <text:p>0,0229</text:p>
          </table:table-cell>
          <table:table-cell office:value-type="float" office:value="0.221374" calcext:value-type="float">
            <text:p>0,2214</text:p>
          </table:table-cell>
          <table:table-cell office:value-type="float" office:value="0.347328" calcext:value-type="float">
            <text:p>0,3473</text:p>
          </table:table-cell>
          <table:table-cell office:value-type="float" office:value="0.477099" calcext:value-type="float">
            <text:p>0,4771</text:p>
          </table:table-cell>
          <table:table-cell office:value-type="float" office:value="0.59542" calcext:value-type="float">
            <text:p>0,5954</text:p>
          </table:table-cell>
          <table:table-cell office:value-type="float" office:value="0.969465672969818" calcext:value-type="float">
            <text:p>0,9695</text:p>
          </table:table-cell>
          <table:table-cell table:number-columns-repeated="10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634607505801123" calcext:value-type="float">
            <text:p>0,6346</text:p>
          </table:table-cell>
          <table:table-cell office:value-type="float" office:value="0.151235280639696" calcext:value-type="float">
            <text:p>0,1512</text:p>
          </table:table-cell>
          <table:table-cell office:value-type="float" office:value="0.0687022879719734" calcext:value-type="float">
            <text:p>0,0687</text:p>
          </table:table-cell>
          <table:table-cell office:value-type="float" office:value="0.534351" calcext:value-type="float">
            <text:p>0,5344</text:p>
          </table:table-cell>
          <table:table-cell office:value-type="float" office:value="0.652672" calcext:value-type="float">
            <text:p>0,6527</text:p>
          </table:table-cell>
          <table:table-cell office:value-type="float" office:value="0.748092" calcext:value-type="float">
            <text:p>0,7481</text:p>
          </table:table-cell>
          <table:table-cell office:value-type="float" office:value="0.812977" calcext:value-type="float">
            <text:p>0,8130</text:p>
          </table:table-cell>
          <table:table-cell office:value-type="float" office:value="0.984732806682587" calcext:value-type="float">
            <text:p>0,9847</text:p>
          </table:table-cell>
          <table:table-cell table:number-columns-repeated="10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622671554433145" calcext:value-type="float">
            <text:p>0,6227</text:p>
          </table:table-cell>
          <table:table-cell office:value-type="float" office:value="0.153292556811797" calcext:value-type="float">
            <text:p>0,1533</text:p>
          </table:table-cell>
          <table:table-cell office:value-type="float" office:value="0.133587792515755" calcext:value-type="float">
            <text:p>0,1336</text:p>
          </table:table-cell>
          <table:table-cell office:value-type="float" office:value="0.515267" calcext:value-type="float">
            <text:p>0,5153</text:p>
          </table:table-cell>
          <table:table-cell office:value-type="float" office:value="0.629771" calcext:value-type="float">
            <text:p>0,6298</text:p>
          </table:table-cell>
          <table:table-cell office:value-type="float" office:value="0.736641" calcext:value-type="float">
            <text:p>0,7366</text:p>
          </table:table-cell>
          <table:table-cell office:value-type="float" office:value="0.832061" calcext:value-type="float">
            <text:p>0,8321</text:p>
          </table:table-cell>
          <table:table-cell office:value-type="float" office:value="0.969465672969818" calcext:value-type="float">
            <text:p>0,9695</text:p>
          </table:table-cell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606074686110316" calcext:value-type="float">
            <text:p>0,6061</text:p>
          </table:table-cell>
          <table:table-cell office:value-type="float" office:value="0.13934058331191" calcext:value-type="float">
            <text:p>0,1393</text:p>
          </table:table-cell>
          <table:table-cell office:value-type="float" office:value="0.0725190863013268" calcext:value-type="float">
            <text:p>0,0725</text:p>
          </table:table-cell>
          <table:table-cell office:value-type="float" office:value="0.515267" calcext:value-type="float">
            <text:p>0,5153</text:p>
          </table:table-cell>
          <table:table-cell office:value-type="float" office:value="0.618321" calcext:value-type="float">
            <text:p>0,6183</text:p>
          </table:table-cell>
          <table:table-cell office:value-type="float" office:value="0.709924" calcext:value-type="float">
            <text:p>0,7099</text:p>
          </table:table-cell>
          <table:table-cell office:value-type="float" office:value="0.778626" calcext:value-type="float">
            <text:p>0,7786</text:p>
          </table:table-cell>
          <table:table-cell office:value-type="float" office:value="0.961832046508789" calcext:value-type="float">
            <text:p>0,9618</text:p>
          </table:table-cell>
          <table:table-cell table:number-columns-repeated="101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727398870087651" calcext:value-type="float">
            <text:p>0,7274</text:p>
          </table:table-cell>
          <table:table-cell office:value-type="float" office:value="0.118197537849271" calcext:value-type="float">
            <text:p>0,1182</text:p>
          </table:table-cell>
          <table:table-cell office:value-type="float" office:value="0.171755731105804" calcext:value-type="float">
            <text:p>0,1718</text:p>
          </table:table-cell>
          <table:table-cell office:value-type="float" office:value="0.652672" calcext:value-type="float">
            <text:p>0,6527</text:p>
          </table:table-cell>
          <table:table-cell office:value-type="float" office:value="0.740458" calcext:value-type="float">
            <text:p>0,7405</text:p>
          </table:table-cell>
          <table:table-cell office:value-type="float" office:value="0.816794" calcext:value-type="float">
            <text:p>0,8168</text:p>
          </table:table-cell>
          <table:table-cell office:value-type="float" office:value="0.870229" calcext:value-type="float">
            <text:p>0,8702</text:p>
          </table:table-cell>
          <table:table-cell office:value-type="float" office:value="0.992366433143616" calcext:value-type="float">
            <text:p>0,9924</text:p>
          </table:table-cell>
          <table:table-cell table:number-columns-repeated="101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447296305426808" calcext:value-type="float">
            <text:p>0,4473</text:p>
          </table:table-cell>
          <table:table-cell office:value-type="float" office:value="0.146001020709576" calcext:value-type="float">
            <text:p>0,1460</text:p>
          </table:table-cell>
          <table:table-cell office:value-type="float" office:value="0.0381679385900497" calcext:value-type="float">
            <text:p>0,0382</text:p>
          </table:table-cell>
          <table:table-cell office:value-type="float" office:value="0.343511" calcext:value-type="float">
            <text:p>0,3435</text:p>
          </table:table-cell>
          <table:table-cell office:value-type="float" office:value="0.438931" calcext:value-type="float">
            <text:p>0,4389</text:p>
          </table:table-cell>
          <table:table-cell office:value-type="float" office:value="0.541985" calcext:value-type="float">
            <text:p>0,5420</text:p>
          </table:table-cell>
          <table:table-cell office:value-type="float" office:value="0.648855" calcext:value-type="float">
            <text:p>0,6489</text:p>
          </table:table-cell>
          <table:table-cell office:value-type="float" office:value="0.942748069763184" calcext:value-type="float">
            <text:p>0,9427</text:p>
          </table:table-cell>
          <table:table-cell table:number-columns-repeated="101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36825150690467" calcext:value-type="float">
            <text:p>0,3683</text:p>
          </table:table-cell>
          <table:table-cell office:value-type="float" office:value="0.138370542740798" calcext:value-type="float">
            <text:p>0,1384</text:p>
          </table:table-cell>
          <table:table-cell office:value-type="float" office:value="0.0305343512445688" calcext:value-type="float">
            <text:p>0,0305</text:p>
          </table:table-cell>
          <table:table-cell office:value-type="float" office:value="0.274809" calcext:value-type="float">
            <text:p>0,2748</text:p>
          </table:table-cell>
          <table:table-cell office:value-type="float" office:value="0.347328" calcext:value-type="float">
            <text:p>0,3473</text:p>
          </table:table-cell>
          <table:table-cell office:value-type="float" office:value="0.431298" calcext:value-type="float">
            <text:p>0,4313</text:p>
          </table:table-cell>
          <table:table-cell office:value-type="float" office:value="0.557252" calcext:value-type="float">
            <text:p>0,5573</text:p>
          </table:table-cell>
          <table:table-cell office:value-type="float" office:value="0.938931286334991" calcext:value-type="float">
            <text:p>0,9389</text:p>
          </table:table-cell>
          <table:table-cell table:number-columns-repeated="101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384679706205865" calcext:value-type="float">
            <text:p>0,3847</text:p>
          </table:table-cell>
          <table:table-cell office:value-type="float" office:value="0.153571243833975" calcext:value-type="float">
            <text:p>0,1536</text:p>
          </table:table-cell>
          <table:table-cell office:value-type="float" office:value="0.0229007638990879" calcext:value-type="float">
            <text:p>0,0229</text:p>
          </table:table-cell>
          <table:table-cell office:value-type="float" office:value="0.274809" calcext:value-type="float">
            <text:p>0,2748</text:p>
          </table:table-cell>
          <table:table-cell office:value-type="float" office:value="0.362595" calcext:value-type="float">
            <text:p>0,3626</text:p>
          </table:table-cell>
          <table:table-cell office:value-type="float" office:value="0.473282" calcext:value-type="float">
            <text:p>0,4733</text:p>
          </table:table-cell>
          <table:table-cell office:value-type="float" office:value="0.603053" calcext:value-type="float">
            <text:p>0,6031</text:p>
          </table:table-cell>
          <table:table-cell office:value-type="float" office:value="0.950381696224213" calcext:value-type="float">
            <text:p>0,9504</text:p>
          </table:table-cell>
          <table:table-cell table:number-columns-repeated="101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percentage-style style:name="N107">
      <number:number number:decimal-places="1" loext:min-decimal-places="1" number:min-integer-digits="1"/>
      <number:text>%</number:text>
    </number:percentage-style>
    <number:number-style style:name="N108">
      <number:number number:decimal-places="4" loext:min-decimal-places="4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02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03-02T15:33:19.686528140</dc:date>
    <meta:editing-duration>PT3M56S</meta:editing-duration>
    <meta:editing-cycles>1</meta:editing-cycles>
    <meta:document-statistic meta:table-count="1" meta:cell-count="90" meta:object-count="0"/>
    <meta:generator>LibreOffice/6.4.7.2$Linux_X86_64 LibreOffice_project/40$Build-2</meta:generator>
  </office:meta>
</office:document-meta>
</file>